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intony" svg:font-family="Sintony, sans-serif"/>
    <style:font-face style:name="Arial2" svg:font-family="Arial" style:font-family-generic="swiss"/>
    <style:font-face style:name="Comfortaa" svg:font-family="Comfortaa" style:font-pitch="variable"/>
    <style:font-face style:name="Zen Loop" svg:font-family="'Zen Loop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Segoe UI Black1" svg:font-family="'Segoe UI Black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 Black1" fo:font-size="22pt" style:font-size-asian="22pt" style:font-size-complex="22pt"/>
    </style:style>
    <style:style style:name="P2" style:family="paragraph" style:parent-style-name="Standard">
      <style:text-properties style:font-name="Segoe UI Black1" fo:font-size="16pt" style:font-size-asian="16pt" style:font-size-complex="16pt"/>
    </style:style>
    <style:style style:name="P3" style:family="paragraph" style:parent-style-name="Standard">
      <style:text-properties style:font-name="Bahnschrift Light SemiCondensed" fo:font-size="16pt" style:font-size-asian="16pt" style:font-size-complex="16pt"/>
    </style:style>
    <style:style style:name="P4" style:family="paragraph" style:parent-style-name="Standard">
      <style:text-properties style:font-name="Comfortaa" fo:font-size="16pt" style:font-size-asian="16pt" style:font-size-complex="16pt"/>
    </style:style>
    <style:style style:name="P5" style:family="paragraph" style:parent-style-name="Standard">
      <style:text-properties style:font-name="Zen Loop" fo:font-size="28pt" style:font-size-asian="28pt" style:font-size-complex="28pt"/>
    </style:style>
    <style:style style:name="P6" style:family="paragraph" style:parent-style-name="Standard">
      <style:text-properties style:font-name="Segoe UI Black" fo:font-size="22pt" style:font-size-asian="22pt" style:font-size-complex="22pt"/>
    </style:style>
    <style:style style:name="P7" style:family="paragraph" style:parent-style-name="Text_20_body" style:list-style-name="L1"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 style:font-size-asian="16pt" style:font-size-complex="16pt"/>
    </style:style>
    <style:style style:name="P8" style:family="paragraph" style:parent-style-name="Text_20_body" style:list-style-name="L1"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9" style:family="paragraph" style:parent-style-name="Standard">
      <style:text-properties style:font-name="Segoe UI Black1" fo:font-size="16pt" style:font-size-asian="16pt" style:font-size-complex="16pt"/>
    </style:style>
    <style:style style:name="P10" style:family="paragraph" style:parent-style-name="Standard">
      <style:text-properties style:font-name="Bahnschrift Light SemiCondensed" fo:font-size="16pt" style:font-size-asian="16pt" style:font-size-complex="16pt"/>
    </style:style>
    <style:style style:name="T1" style:family="text">
      <style:text-properties style:font-name="Zen Loop" fo:font-size="26pt" style:font-size-asian="26pt" style:font-size-complex="26pt"/>
    </style:style>
    <style:style style:name="T2" style:family="text">
      <style:text-properties style:font-name="Zen Loop" fo:font-size="22pt" style:font-size-asian="22pt" style:font-size-complex="22pt"/>
    </style:style>
    <style:style style:name="T3" style:family="text">
      <style:text-properties style:font-name="Comfortaa"/>
    </style:style>
    <style:style style:name="T4" style:family="text">
      <style:text-properties fo:color="#000000" fo:background-color="#99ffff"/>
    </style:style>
    <style:style style:name="T5" style:family="text">
      <style:text-properties fo:color="#ff66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ccff00" style:font-weight-asian="bold" style:font-weight-complex="bold"/>
    </style:style>
    <style:style style:name="T8" style:family="text">
      <style:text-properties fo:color="#ff00cc" fo:font-weight="bold" style:font-weight-asian="bold" style:font-weight-complex="bold"/>
    </style:style>
    <style:style style:name="T9" style:family="text">
      <style:text-properties fo:background-color="#ccff66"/>
    </style:style>
    <style:style style:name="T10" style:family="text">
      <style:text-properties fo:background-color="#9933ff"/>
    </style:style>
    <style:style style:name="T11" style:family="text">
      <style:text-properties fo:background-color="#000000"/>
    </style:style>
    <style:style style:name="T12" style:family="text">
      <style:text-properties fo:background-color="#ff0066"/>
    </style:style>
    <style:style style:name="T13" style:family="text">
      <style:text-properties fo:background-color="#ccff00"/>
    </style:style>
    <style:style style:name="T14" style:family="text">
      <style:text-properties style:font-name="Bahnschrift Light SemiCondensed"/>
    </style:style>
    <style:style style:name="T15" style:family="text">
      <style:text-properties style:font-name="Bahnschrift Light SemiCondensed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EDBYAUDRA.COM <text:s text:c="4"/>· <text:s text:c="5"/>STYLE GUIDE</text:p>
      <text:p text:style-name="P1"/>
      <text:p text:style-name="P2">MESSAGE/EMOTION:</text:p>
      <text:p text:style-name="P3">simple, slightly modern, artistic elegance, high-quality, professional, unique</text:p>
      <text:p text:style-name="P2"/>
      <text:p text:style-name="P2">COLOR SCHEME:</text:p>
      <text:p text:style-name="P3">black</text:p>
      <text:p text:style-name="Standard"><text:span text:style-name="T15">silver: </text:span><text:a xlink:type="simple" xlink:href="https://www.empower-yourself-with-color-psychology.com/color-silver.html" text:style-name="Internet_20_link" text:visited-style-name="Visited_20_Internet_20_Link">The Color Silver (empower-yourself-with-color-psychology.com)</text:a> </text:p>
      <text:p text:style-name="Standard"><text:span text:style-name="T15">purple: </text:span><text:a xlink:type="simple" xlink:href="https://www.bing.com/images/search?q=color+psycholoty+purple&amp;form=HDRSC2&amp;first=1&amp;tsc=ImageHoverTitle" text:style-name="Internet_20_link" text:visited-style-name="Visited_20_Internet_20_Link">color psycholoty purple - Bing images</text:a> <text:span text:style-name="T15"><text:s/></text:span></text:p>
      <text:p text:style-name="Standard"><text:span text:style-name="T15">electric green: </text:span><text:a xlink:type="simple" xlink:href="https://www.verywellmind.com/color-psychology-green-2795817" text:style-name="Internet_20_link" text:visited-style-name="Visited_20_Internet_20_Link">Green in Color Psychology: What Does the Color Green Mean? (verywellmind.com)</text:a> </text:p>
      <text:p text:style-name="P2"/>
      <text:p text:style-name="P2">PRIMARY COLOR: <text:span text:style-name="T14">purple</text:span></text:p>
      <text:p text:style-name="P2">SECONDARY COLOR: <text:span text:style-name="T14">black &amp; silver</text:span></text:p>
      <text:p text:style-name="P2">ACCENT COLOR: <text:span text:style-name="T14">green</text:span></text:p>
      <text:p text:style-name="P2"/>
      <text:p text:style-name="P2">FONT FAMILY: <text:s/><text:span text:style-name="T2">Zen Loop</text:span></text:p>
      <text:p text:style-name="P2"><text:tab/>HEADER FONT: <text:span text:style-name="T3">Comfortaa</text:span></text:p>
      <text:p text:style-name="P2"><text:tab/>BODY FONT: <text:span text:style-name="T2">Zen Loop</text:span></text:p>
      <text:p text:style-name="P2"><text:tab/>FOOTER FONT: <text:span text:style-name="T2">Zen Loop</text:span></text:p>
      <text:p text:style-name="P2"/>
      <text:p text:style-name="P2">BACKGROUND COLORS:</text:p>
      <text:p text:style-name="P2"><text:tab/>HEADER: <text:span text:style-name="T14">black</text:span></text:p>
      <text:p text:style-name="P2"><text:tab/>BODY: <text:span text:style-name="T14">silver</text:span></text:p>
      <text:p text:style-name="P2"><text:tab/>FOOTER: <text:span text:style-name="T14">silver</text:span></text:p>
      <text:p text:style-name="P2"/>
      <text:p text:style-name="P2">FONT COLORS: </text:p>
      <text:p text:style-name="P2"><text:tab/>HEADER: <text:span text:style-name="T14">purple</text:span></text:p>
      <text:p text:style-name="P2"><text:tab/>BODY: <text:span text:style-name="T14">black</text:span></text:p>
      <text:p text:style-name="P2"><text:tab/>FOOTER: <text:span text:style-name="T14">black</text:span></text:p>
      <text:p text:style-name="P2"><text:span text:style-name="T14"/></text:p>
      <text:p text:style-name="P2"><text:soft-page-break/>LINK COLORS<text:span text:style-name="T14">:</text:span></text:p>
      <text:p text:style-name="P2"><text:tab/>BACKGROUND COLOR: <text:span text:style-name="T14">green</text:span></text:p>
      <text:p text:style-name="P2"><text:tab/>FONT COLOR: <text:span text:style-name="T14">black</text:span></text:p>
      <text:p text:style-name="P2"/>
      <text:p text:style-name="P2">FONT SAMPLER:</text:p>
      <text:p text:style-name="P5">LOGO will look like this</text:p>
      <text:p text:style-name="P6">HEADERS will look like this</text:p>
      <text:p text:style-name="P4">BODY text body text body text</text:p>
      <text:p text:style-name="P1"/>
      <text:p text:style-name="P2">NAV BAR LINKS</text:p>
      <text:p text:style-name="P3">FONT: <text:span text:style-name="T1">Zen Loop</text:span></text:p>
      <text:p text:style-name="P3">TEXT COLOR: WHITE</text:p>
      <text:p text:style-name="P3">BACKGROUND COLOR: <text:span text:style-name="T11">BLACK</text:span></text:p>
      <text:p text:style-name="P3">HOVER TEXT COLOR: <text:span text:style-name="T6">BLACK</text:span></text:p>
      <text:p text:style-name="P3">HOVER BACKGROUND COLOR: <text:span text:style-name="T13">#B3FF00</text:span></text:p>
      <text:p text:style-name="P3">ACTIVE TEXT COLOR: WHITE</text:p>
      <text:p text:style-name="P3">ACTIVE BACKGROUND COLOR: <text:span text:style-name="T10">#770FF</text:span></text:p>
      <text:p text:style-name="P2"/>
      <text:p text:style-name="P2">LOGO</text:p>
      <text:p text:style-name="P3">FONT: <text:span text:style-name="T1">Zen Loop</text:span></text:p>
      <text:p text:style-name="P3">COLOR: <text:span text:style-name="T6">BLACK</text:span></text:p>
      <text:p text:style-name="P3">SHADOW COLOR: <text:span text:style-name="T13">#B3FF00</text:span> &amp; <text:span text:style-name="T10">RGB11,0,255</text:span></text:p>
      <text:p text:style-name="P3">SIZE: 60PX</text:p>
      <text:p text:style-name="P2"/>
      <text:p text:style-name="P2">BODY</text:p>
      <text:p text:style-name="P3">FONT: <text:span text:style-name="T1">Zen Loop</text:span></text:p>
      <text:p text:style-name="P3">COLOR: <text:span text:style-name="T6">BLACK</text:span></text:p>
      <text:p text:style-name="P3"><text:span text:style-name="T6">BACKGROUND COLOR: </text:span><text:span text:style-name="T7">#B3FF00</text:span></text:p>
      <text:p text:style-name="P3">SIZE: 2.5VW</text:p>
      <text:p text:style-name="P2"/>
      <text:p text:style-name="P2"><text:soft-page-break/>HEADERS</text:p>
      <text:p text:style-name="P3">FONT: <text:span text:style-name="T3">Comfortaa</text:span></text:p>
      <text:p text:style-name="P3">COLOR: <text:span text:style-name="T8">BLACK</text:span></text:p>
      <text:p text:style-name="P3">SIZE:</text:p>
      <text:p text:style-name="P3"/>
      <text:p text:style-name="P2">FOOTER</text:p>
      <text:p text:style-name="P3">FONT: <text:span text:style-name="T1">Zen Loop</text:span></text:p>
      <text:p text:style-name="P3">COLOR:</text:p>
      <text:p text:style-name="P3">SIZE:</text:p>
      <text:p text:style-name="P3"/>
      <text:p text:style-name="P2">BUTTONS</text:p>
      <text:p text:style-name="P3">FONT: <text:span text:style-name="T3">Comfortaa</text:span></text:p>
      <text:p text:style-name="P3">TEXT COLOR: <text:span text:style-name="T6">BLACK</text:span></text:p>
      <text:p text:style-name="P3">BACKGROUND COLOR: <text:span text:style-name="T4">AQUAMARINE</text:span></text:p>
      <text:p text:style-name="P3">BORDER COLOR: <text:span text:style-name="T5">#FF6600</text:span></text:p>
      <text:p text:style-name="P3">SIZE:</text:p>
      <text:p text:style-name="P3"/>
      <text:p text:style-name="P3"/>
      <text:list xml:id="list2080030431034912550" text:style-name="L1">
        <text:list-item>
          <text:p text:style-name="P7">What font families (typefaces) did you choose to use?</text:p>
          <text:p text:style-name="P7">I used the typefaces Zen Loop and Comfortaa (found through Google Fonts)</text:p>
        </text:list-item>
        <text:list-item>
          <text:p text:style-name="P8">Why did you choose these typefaces?</text:p>
          <text:p text:style-name="P8">I wanted something that was clean and slightly modern but also unique with an artistic elegance. I wanted to convey that myself and my work is high-quality and professional but I am also able to look beyond standards and deliver a unique product.</text:p>
        </text:list-item>
        <text:list-item>
          <text:p text:style-name="P8">What other changes did you make to your portfolio website and why did you do so?</text:p>
          <text:p text:style-name="P8">I simplified color choices down to black, electric lime and vivid violet. I chose these colors to try to convey the same feelings as the typefaces. Black is to represent dependability and elegance. Electric lime is to represent excitement (as well as add a pop of contrast). The vivid violet is used in conjunction with the electric lime as a complimentary color. It is also there to add to the unique and artistic mood. I changed how links <text:soft-page-break/>and buttons appear to clean up the look and not overwhelm visitors. I also worked on adding a little more white space. I also chose to change all images to black and white (unless hovered over) to help match the color scheme and appease the eyes.</text:p>
        </text:list-item>
      </text:list>
      <text:p text:style-name="P3"/>
      <text:p text:style-name="P3"/>
      <text:p text:style-name="P3">OLD FOR REFERENCE</text:p>
      <text:p text:style-name="P3"/>
      <text:p text:style-name="P2">NAV BAR LINKS</text:p>
      <text:p text:style-name="P3">FONT: <text:span text:style-name="T1">Zen Loop</text:span></text:p>
      <text:p text:style-name="P3">TEXT COLOR: WHITE</text:p>
      <text:p text:style-name="P3">BACKGROUND COLOR: <text:span text:style-name="T11">BLACK</text:span></text:p>
      <text:p text:style-name="P3">HOVER TEXT COLOR: <text:span text:style-name="T6">BLACK</text:span></text:p>
      <text:p text:style-name="P3">HOVER BACKGROUND COLOR: <text:span text:style-name="T12">#FF0080 </text:span></text:p>
      <text:p text:style-name="P3">ACTIVE BACKGROUND COLOR: <text:span text:style-name="T10">RGB11,0,255</text:span></text:p>
      <text:p text:style-name="P3">SIZE:</text:p>
      <text:p text:style-name="P2"/>
      <text:p text:style-name="P2">LOGO</text:p>
      <text:p text:style-name="P3">FONT: <text:span text:style-name="T1">Zen Loop</text:span></text:p>
      <text:p text:style-name="P3">COLOR: <text:span text:style-name="T6">BLACK</text:span></text:p>
      <text:p text:style-name="P3">SHADOW COLOR: <text:span text:style-name="T9">#B3FF00</text:span> &amp; <text:span text:style-name="T10">RGB11,0,255</text:span></text:p>
      <text:p text:style-name="P3">SIZE: 60PX</text:p>
      <text:p text:style-name="P2"/>
      <text:p text:style-name="P2">BODY</text:p>
      <text:p text:style-name="P3">FONT: <text:span text:style-name="T1">Zen Loop</text:span></text:p>
      <text:p text:style-name="P3">COLOR: <text:span text:style-name="T6">BLACK</text:span></text:p>
      <text:p text:style-name="P3">SIZE: 2.5VW</text:p>
      <text:p text:style-name="P2"/>
      <text:p text:style-name="P2">HEADERS</text:p>
      <text:p text:style-name="P3">FONT: <text:span text:style-name="T3">Comfortaa</text:span></text:p>
      <text:p text:style-name="P3">COLOR: <text:span text:style-name="T8">#F700FF</text:span></text:p>
      <text:p text:style-name="P3">SIZE:</text:p>
      <text:p text:style-name="P3"><text:soft-page-break/></text:p>
      <text:p text:style-name="P2">FOOTER</text:p>
      <text:p text:style-name="P3">FONT: <text:span text:style-name="T1">Zen Loop</text:span></text:p>
      <text:p text:style-name="P3">COLOR:</text:p>
      <text:p text:style-name="P3">SIZE:</text:p>
      <text:p text:style-name="P3"/>
      <text:p text:style-name="P2">BUTTONS</text:p>
      <text:p text:style-name="P3">FONT: <text:span text:style-name="T3">Comfortaa</text:span></text:p>
      <text:p text:style-name="P3">TEXT COLOR: <text:span text:style-name="T6">BLACK</text:span></text:p>
      <text:p text:style-name="P3">BACKGROUND COLOR: <text:span text:style-name="T4">AQUAMARINE</text:span></text:p>
      <text:p text:style-name="P3">BORDER COLOR: <text:span text:style-name="T5">#FF66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intony" svg:font-family="Sintony, sans-serif"/>
    <style:font-face style:name="Arial2" svg:font-family="Arial" style:font-family-generic="swiss"/>
    <style:font-face style:name="Comfortaa" svg:font-family="Comfortaa" style:font-pitch="variable"/>
    <style:font-face style:name="Zen Loop" svg:font-family="'Zen Loop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Segoe UI Black1" svg:font-family="'Segoe UI Black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mlie</meta:initial-creator>
    <meta:creation-date>2022-07-07T14:17:35.73</meta:creation-date>
    <dc:date>2022-07-18T09:27:56.13</dc:date>
    <meta:editing-duration>PT17H48M25S</meta:editing-duration>
    <meta:editing-cycles>45</meta:editing-cycles>
    <meta:generator>OpenOffice/4.1.11$Win32 OpenOffice.org_project/4111m1$Build-9808</meta:generator>
    <meta:document-statistic meta:table-count="0" meta:image-count="0" meta:object-count="0" meta:page-count="5" meta:paragraph-count="99" meta:word-count="472" meta:character-count="2899"/>
  </office:meta>
</office:document-meta>
</file>